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text:list-style style:name="L47">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non-peer-review"/>Non-peer review<text:bookmark-end text:name="non-peer-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5">
        <text:list-item>
          <text:p text:style-name="P35">2018 (Course administrator) “KT2104 H18 Organisationskommunikation 1 / Organizational Communication”, 7,5 credits, Second cycle, University of Gothenburg.</text:p>
        </text:list-item>
        <text:list-item>
          <text:p text:style-name="P35">2018, 2019 (Course administrator) “KT2501 V18 Magisteruppsats”, 15 credi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5">2005 (Course administrator) “Media, Individual and Every-day Life”, 7.5 credits, Basic level, University West.</text:p>
        </text:list-item>
        <text:list-item>
          <text:p text:style-name="P35">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